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196100000676AFA78729.jpg" manifest:media-type="image/jpeg"/>
  <manifest:file-entry manifest:full-path="Pictures/100002010000009D0000003F874E521D.png" manifest:media-type="image/png"/>
  <manifest:file-entry manifest:full-path="Pictures/100068330000103F00000688643273B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Palatino Linotype" svg:font-family="'Palatino Linotype'" style:font-family-generic="roman" style:font-pitch="variable"/>
    <style:font-face style:name="Verdana" svg:font-family="Verdana"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2.12mm" fo:margin-bottom="2.12mm" loext:contextual-spacing="false" fo:line-height="100%" fo:text-align="justify" style:justify-single-word="false">
        <style:tab-stops>
          <style:tab-stop style:position="7.51mm"/>
        </style:tab-stops>
      </style:paragraph-properties>
      <style:text-properties style:font-name="Open Sans"/>
    </style:style>
    <style:style style:name="P2" style:family="paragraph" style:parent-style-name="Standard" style:master-page-name="Standard">
      <style:paragraph-properties fo:margin-top="2.12mm" fo:margin-bottom="2.12mm" loext:contextual-spacing="false" fo:line-height="100%" fo:text-align="center" style:justify-single-word="false" style:page-number="auto" fo:padding-left="1.41mm" fo:padding-right="1.41mm" fo:padding-top="0.35mm" fo:padding-bottom="0.35mm" fo:border="0.51pt solid #00000a">
        <style:tab-stops>
          <style:tab-stop style:position="7.51mm"/>
        </style:tab-stops>
      </style:paragraph-properties>
      <style:text-properties style:font-name="Open Sans"/>
    </style:style>
    <style:style style:name="P3" style:family="paragraph" style:parent-style-name="Text_20_body">
      <style:paragraph-properties fo:margin-left="0mm" fo:margin-right="0mm" fo:margin-top="2.12mm" fo:margin-bottom="2.12mm" loext:contextual-spacing="false" fo:line-height="100%" fo:text-align="justify" style:justify-single-word="false" fo:text-indent="0mm" style:auto-text-indent="false">
        <style:tab-stops>
          <style:tab-stop style:position="7.51mm"/>
        </style:tab-stops>
      </style:paragraph-properties>
      <style:text-properties style:font-name="Open Sans"/>
    </style:style>
    <style:style style:name="P4" style:family="paragraph" style:parent-style-name="Text_20_body" style:list-style-name="L1">
      <style:paragraph-properties fo:margin-top="2.12mm" fo:margin-bottom="2.12mm" loext:contextual-spacing="false" fo:line-height="100%" fo:text-align="justify" style:justify-single-word="false">
        <style:tab-stops>
          <style:tab-stop style:position="7.51mm"/>
        </style:tab-stops>
      </style:paragraph-properties>
    </style:style>
    <style:style style:name="P5" style:family="paragraph" style:parent-style-name="Text_20_body" style:list-style-name="L2">
      <style:paragraph-properties fo:margin-top="2.12mm" fo:margin-bottom="2.12mm" loext:contextual-spacing="false" fo:line-height="100%" fo:text-align="justify" style:justify-single-word="false">
        <style:tab-stops>
          <style:tab-stop style:position="7.51mm"/>
        </style:tab-stops>
      </style:paragraph-properties>
    </style:style>
    <style:style style:name="P6" style:family="paragraph" style:parent-style-name="Text_20_body" style:list-style-name="L3">
      <style:paragraph-properties fo:margin-top="2.12mm" fo:margin-bottom="2.12mm" loext:contextual-spacing="false" fo:line-height="100%">
        <style:tab-stops>
          <style:tab-stop style:position="7.51mm"/>
        </style:tab-stops>
      </style:paragraph-properties>
    </style:style>
    <style:style style:name="P7" style:family="paragraph" style:parent-style-name="Listenabsatz1" style:list-style-name="L3">
      <style:paragraph-properties fo:margin-top="2.12mm" fo:margin-bottom="2.12mm" loext:contextual-spacing="false" fo:line-height="100%">
        <style:tab-stops>
          <style:tab-stop style:position="7.51mm"/>
          <style:tab-stop style:position="14.75mm"/>
        </style:tab-stops>
      </style:paragraph-properties>
    </style:style>
    <style:style style:name="P8" style:family="paragraph" style:parent-style-name="Listenabsatz1">
      <style:paragraph-properties fo:margin-top="2.12mm" fo:margin-bottom="2.12mm" loext:contextual-spacing="false" fo:line-height="100%">
        <style:tab-stops>
          <style:tab-stop style:position="7.51mm"/>
        </style:tab-stops>
      </style:paragraph-properties>
      <style:text-properties style:font-name="Open Sans"/>
    </style:style>
    <style:style style:name="P9" style:family="paragraph" style:parent-style-name="Listenabsatz1" style:list-style-name="L3">
      <style:paragraph-properties fo:margin-top="2.12mm" fo:margin-bottom="2.12mm" loext:contextual-spacing="false" fo:line-height="100%">
        <style:tab-stops>
          <style:tab-stop style:position="7.51mm"/>
          <style:tab-stop style:position="14.75mm"/>
        </style:tab-stops>
      </style:paragraph-properties>
      <style:text-properties style:font-name="Open Sans"/>
    </style:style>
    <style:style style:name="P10" style:family="paragraph" style:parent-style-name="Listenabsatz1">
      <style:paragraph-properties fo:margin-left="7.41mm" fo:margin-right="0mm" fo:margin-top="2.12mm" fo:margin-bottom="2.12mm" loext:contextual-spacing="false" fo:line-height="100%" fo:text-indent="-7.41mm" style:auto-text-indent="false">
        <style:tab-stops>
          <style:tab-stop style:position="7.51mm"/>
        </style:tab-stops>
      </style:paragraph-properties>
      <style:text-properties style:font-name="Open Sans"/>
    </style:style>
    <style:style style:name="T1" style:family="text">
      <style:text-properties style:font-name="Palatino Linotype" fo:font-size="24pt" fo:language="de" fo:country="DE" fo:font-weight="bold" style:letter-kerning="true" style:font-size-asian="24pt" style:font-weight-asian="bold" style:font-size-complex="24pt"/>
    </style:style>
    <style:style style:name="T2" style:family="text">
      <style:text-properties style:font-name="Palatino Linotype" fo:font-size="16pt" fo:language="de" fo:country="DE" fo:font-weight="bold" style:letter-kerning="true" style:font-size-asian="16pt" style:font-weight-asian="bold" style:font-size-complex="16pt"/>
    </style:style>
    <style:style style:name="T3" style:family="text">
      <style:text-properties style:font-name="Palatino Linotype" fo:language="de" fo:country="DE" fo:font-weight="bold" style:letter-kerning="true" style:font-weight-asian="bold"/>
    </style:style>
    <style:style style:name="T4" style:family="text">
      <style:text-properties style:font-name="Palatino Linotype" fo:language="de" fo:country="DE" style:letter-kerning="true"/>
    </style:style>
    <style:style style:name="T5" style:family="text">
      <style:text-properties style:font-name="Palatino Linotype" fo:language="de" fo:country="DE" style:letter-kerning="true" style:font-name-asian="Verdana1" style:font-name-complex="Verdana1"/>
    </style:style>
    <style:style style:name="T6" style:family="text">
      <style:text-properties style:font-name="Palatino Linotype" fo:language="de" fo:country="DE" style:letter-kerning="true" style:text-scale="99%"/>
    </style:style>
    <style:style style:name="T7" style:family="text">
      <style:text-properties style:font-name="Palatino Linotype" fo:font-size="11pt" fo:language="de" fo:country="DE" style:letter-kerning="true" style:font-size-asian="11pt" style:font-size-complex="11pt"/>
    </style:style>
    <style:style style:name="T8" style:family="text">
      <style:text-properties style:font-name="Palatino Linotype" fo:font-size="11pt" fo:language="de" fo:country="DE" style:letter-kerning="true" style:font-size-asian="11pt" style:font-size-complex="11pt" style:text-scale="99%"/>
    </style:style>
    <style:style style:name="T9" style:family="text">
      <style:text-properties style:font-name="Palatino Linotype" fo:font-size="11pt" fo:language="de" fo:country="DE" style:letter-kerning="true" style:font-size-asian="11pt" style:font-name-complex="Verdana1" style:font-size-complex="11pt"/>
    </style:style>
    <style:style style:name="T10" style:family="text">
      <style:text-properties style:font-name="Palatino Linotype" fo:font-size="11pt" fo:language="de" fo:country="DE" fo:font-weight="bold" style:letter-kerning="true" style:font-size-asian="11pt" style:font-weight-asian="bold" style:font-size-complex="11pt"/>
    </style:style>
    <style:style style:name="T11" style:family="text">
      <style:text-properties fo:color="#252525" style:font-name="Palatino Linotype" fo:font-size="11pt" fo:language="de" fo:country="DE" style:letter-kerning="true" style:font-size-asian="11pt" style:font-size-complex="11pt"/>
    </style:style>
    <style:style style:name="T12" style:family="text">
      <style:text-properties fo:color="#252525" fo:font-size="11pt" fo:language="de" fo:country="DE" style:letter-kerning="true" style:font-size-asian="11pt" style:font-size-complex="11pt"/>
    </style:style>
    <style:style style:name="T13" style:family="text">
      <style:text-properties fo:color="#252525" style:font-name="Open Sans" fo:font-size="11pt" fo:language="de" fo:country="DE" style:letter-kerning="true" style:font-size-asian="11pt" style:font-size-complex="11pt"/>
    </style:style>
    <style:style style:name="T14" style:family="text">
      <style:text-properties fo:font-size="24pt" fo:language="de" fo:country="DE" fo:font-weight="bold" style:letter-kerning="true" style:font-size-asian="24pt" style:font-weight-asian="bold" style:font-size-complex="24pt"/>
    </style:style>
    <style:style style:name="T15" style:family="text">
      <style:text-properties fo:font-size="16pt" fo:language="de" fo:country="DE" fo:font-weight="bold" style:letter-kerning="true" style:font-size-asian="16pt" style:font-weight-asian="bold" style:font-size-complex="16pt"/>
    </style:style>
    <style:style style:name="T16" style:family="text">
      <style:text-properties fo:language="de" fo:country="DE" style:letter-kerning="true"/>
    </style:style>
    <style:style style:name="T17" style:family="text">
      <style:text-properties fo:language="de" fo:country="DE" style:letter-kerning="true" style:text-scale="99%"/>
    </style:style>
    <style:style style:name="T18" style:family="text">
      <style:text-properties fo:language="de" fo:country="DE" fo:font-weight="bold" style:letter-kerning="true" style:font-weight-asian="bold"/>
    </style:style>
    <style:style style:name="T19" style:family="text">
      <style:text-properties fo:font-size="11pt" fo:language="de" fo:country="DE" style:letter-kerning="true" style:font-size-asian="11pt" style:font-size-complex="11pt"/>
    </style:style>
    <style:style style:name="T20" style:family="text">
      <style:text-properties fo:font-size="11pt" fo:language="de" fo:country="DE" style:letter-kerning="true" style:font-size-asian="11pt" style:font-size-complex="11pt" style:text-scale="99%"/>
    </style:style>
    <style:style style:name="T21" style:family="text">
      <style:text-properties fo:font-size="11pt" fo:language="de" fo:country="DE" fo:font-weight="bold" style:letter-kerning="true" style:font-size-asian="11pt" style:font-weight-asian="bold" style:font-size-complex="11pt"/>
    </style:style>
    <style:style style:name="T22" style:family="text">
      <style:text-properties style:font-name="Open Sans" fo:font-size="11pt" fo:language="de" fo:country="DE" style:letter-kerning="true" style:font-size-asian="11pt" style:font-size-complex="11pt"/>
    </style:style>
    <style:style style:name="T23" style:family="text">
      <style:text-properties style:font-name="Open Sans" fo:font-size="11pt" fo:language="de" fo:country="DE" style:letter-kerning="true" style:font-size-asian="11pt" style:font-size-complex="11pt" style:text-scale="99%"/>
    </style:style>
    <style:style style:name="T24" style:family="text">
      <style:text-properties style:font-name="Open Sans" fo:font-size="11pt" fo:language="de" fo:country="DE" fo:font-weight="bold" style:letter-kerning="true" style:font-size-asian="11pt" style:font-weight-asian="bold" style:font-size-complex="11pt"/>
    </style:style>
    <style:style style:name="T25" style:family="text">
      <style:text-properties style:font-name="Open Sans" fo:language="de" fo:country="DE" style:letter-kerning="true"/>
    </style:style>
    <style:style style:name="T26" style:family="text">
      <style:text-properties style:font-name="Open Sans" fo:language="de" fo:country="DE" fo:font-weight="bold" style:letter-kerning="true" style:font-weight-asian="bold"/>
    </style:style>
    <style:style style:name="fr1"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4">INFORMATIONEN <text:s/>ZUR <text:s/>ANMELDUNG</text:span><text:span text:style-name="T15"><text:line-break/>für die Kinderstadt Dessopolis 2015</text:span></text:p>
      <text:p text:style-name="P1"><text:span text:style-name="T16">Liebe Familien, Pädagogen und Teilnehmer,</text:span></text:p>
      <text:p text:style-name="P3"><text:span text:style-name="T19">zur Anmeldung Ihres Kindes / Ihrer Kinder für die Kinderstadt Dessopolis 2015 benötigen wir einige Angaben von Ihnen.</text:span></text:p>
      <text:p text:style-name="P3"><text:span text:style-name="T19">Beigefügt sind folgende Unterlagen:</text:span></text:p>
      <text:p text:style-name="P8"><text:span text:style-name="T16">1.)<text:tab/>Der </text:span><text:span text:style-name="T18">Dessopolis-Ausweis</text:span><text:span text:style-name="T16"> mit einer persönlichen Nummer</text:span></text:p>
      <text:p text:style-name="P10"><text:span text:style-name="T16">2.)<text:tab/>Ein </text:span><text:span text:style-name="T18">Anmeldebogen</text:span><text:span text:style-name="T16"> für die Personaldaten mit der persönlichen Nummer<text:line-break/>sowie eine </text:span><text:span text:style-name="T18">Einverständniserklärung</text:span></text:p>
      <text:p text:style-name="P3"><text:span text:style-name="T19">Zur Anmeldung gehen Sie bitte wie folgt vor:</text:span></text:p>
      <text:list xml:id="list5105566454590922964" text:style-name="L2">
        <text:list-item>
          <text:p text:style-name="P5"><text:span text:style-name="T22">Tragen Sie bitte im </text:span><text:span text:style-name="T24">Dessopolis-Ausweis</text:span><text:span text:style-name="T22"> Vor- und Nachname des Kindes ein. Sollten Sie mehrere Kinder anmelden, achten Sie bitte unbedingt darauf, dass Daten und Nummern auf Ausweis und Anmeldebogen für jedes Kind jeweils übereinstimmen. Der Pass sollte danach ausgeschnitten und einmal in der Mitte</text:span><text:span text:style-name="T23"> </text:span><text:span text:style-name="T22">zusammengeklappt werden (Schutzhüllen erhalten die Kinder beim erstmaligen Betreten der Kinderstadt).</text:span></text:p>
        </text:list-item>
      </text:list>
      <text:list xml:id="list462580009772662610" text:style-name="L1">
        <text:list-item>
          <text:p text:style-name="P4"><text:span text:style-name="T22">Bitte füllen Sie den </text:span><text:span text:style-name="T24">Anmeldebogen</text:span><text:span text:style-name="T22"> so aus, dass es uns im Notfall möglich ist, umgehend einen Erziehungsberechtigten zu kontaktieren. Sie können hi</text:span><text:bookmark text:name="_GoBack"/><text:span text:style-name="T22">er außerdem Angaben zu</text:span><text:span text:style-name="T23"> </text:span><text:span text:style-name="T22">medizinischen Besonderheiten (z. B. Allergien) machen. Lesen Sie außerdem die </text:span><text:span text:style-name="T24">Einverständniserklärung</text:span><text:span text:style-name="T22"> durch und füllen Sie diese aus. Sie dient der Wahrung der Persönlichkeitsrechte Ihres Kindes und ist für uns als Veranstalter unverzichtbar.</text:span></text:p>
        </text:list-item>
      </text:list>
      <text:p text:style-name="P3"><text:span text:style-name="T19">Wenn Sie uns die Anmeldung / Einverständniserklärung im Vorfeld der Kinderstadt zukommen lassen, verkürzt das die Wartezeit Ihres Kindes am Eingang von Dessopolis. Haben Sie alle Unterlagen ausgefüllt, können Sie uns diese auf</text:span><text:span text:style-name="T20"> </text:span><text:span text:style-name="T19">folgenden Wegen übermitteln:</text:span></text:p>
      <text:list xml:id="list8997297200102956664" text:style-name="L3">
        <text:list-item>
          <text:p text:style-name="P9"><text:span text:style-name="T16">Senden Sie uns die Unterlagen </text:span><text:span text:style-name="T18">bis spätestens 27. Juli 2015 per Post</text:span><text:span text:style-name="T16"> an:</text:span></text:p>
          <text:p text:style-name="P6"><text:span text:style-name="T22">punkt e. V.<text:line-break/></text:span><text:a xlink:type="simple" xlink:href="https://www.google.de/maps/place/Antoinettenstra%C3%9Fe+5,+06844+Dessau-Ro%C3%9Flau/@51.8355855,12.2399307,17z/data=!3m1!4b1!4m2!3m1!1s0x47a616cc7002ab2d:0x1395d55ec33fc178" text:style-name="Internet_20_link" text:visited-style-name="Visited_20_Internet_20_Link"><text:span text:style-name="T22">Kinderladen Dessopolis</text:span></text:a><text:span text:style-name="T22"><text:line-break/></text:span><text:span text:style-name="T13">Antoinettenstraße 5<text:line-break/>06844 Dessau</text:span></text:p>
        </text:list-item>
        <text:list-item>
          <text:p text:style-name="P9"><text:span text:style-name="T16">Geben Sie die Unterlagen </text:span><text:span text:style-name="T18">bis spätestens 30. Juli 2015 persönlich bei uns im Kinderladen </text:span><text:span text:style-name="T16">ab oder stecken Sie sie in den Briefkasten am Eingang des Kinderladens.</text:span></text:p>
        </text:list-item>
        <text:list-item>
          <text:p text:style-name="P7"><text:span text:style-name="T25">Geben Sie die Unterlagen </text:span><text:span text:style-name="T26">bis spätestens 30. Juli 2015 </text:span><text:span text:style-name="T25">in</text:span><text:span text:style-name="T26"> </text:span><text:span text:style-name="T25">der </text:span><text:a xlink:type="simple" xlink:href="https://www.sparkasse-dessau.de/module/ihre_sparkasse/filialfinder/index.php?n=%2Fmodule%2Fihre_sparkasse%2Ffilialfinder%2F#details/106868" text:style-name="Internet_20_link" text:visited-style-name="Visited_20_Internet_20_Link"><text:span text:style-name="T25">Hauptgeschäftsstelle der Stadtsparkasse</text:span></text:a><text:span text:style-name="T25"> Dessau (Poststraße 8) bzw. im </text:span><text:a xlink:type="simple" xlink:href="https://www.google.de/maps/place/Einwohnermeldeamt+Ro%C3%9Flau/@51.834838,12.24598,17z/data=!4m2!3m1!1s0x0:0x23c19c28f465bb03" text:style-name="Internet_20_link" text:visited-style-name="Visited_20_Internet_20_Link"><text:span text:style-name="T25">Bürgeramt</text:span></text:a><text:span text:style-name="T25"> der Stadt Dessau-Roßlau (Zerbster Straße 4) ab.</text:span></text:p>
        </text:list-item>
        <text:list-item>
          <text:p text:style-name="P9"><text:span text:style-name="T16">Oder bringen Sie die Unterlagen </text:span><text:span text:style-name="T18">beim ersten Besuch</text:span><text:span text:style-name="T16"> des angemeldeten Kindes in der</text:span><text:span text:style-name="T17"> </text:span><text:span text:style-name="T16">Kinderstadt mit.</text:span></text:p>
        </text:list-item>
      </text:list>
      <text:p text:style-name="P1"><text:span text:style-name="T18">Wichtig! </text:span><text:span text:style-name="T16">Bitte geben Sie ausschließlich Anmeldung / Einverständniserklärung an uns zurück, NICHT aber den Dessopolis-Ausweis. Diesen benötigt Ihr Kind beim Betreten der Kinderstadt.</text:span></text:p>
      <text:p text:style-name="P1"><text:span text:style-name="T18">V</text:span><text:span text:style-name="T16">ielen Dank für Ihre Unterstütz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alibri" svg:font-family="Calibri" style:font-family-generic="roman" style:font-pitch="variable"/>
    <style:font-face style:name="Palatino Linotype" svg:font-family="'Palatino Linotype'" style:font-family-generic="roman" style:font-pitch="variable"/>
    <style:font-face style:name="Verdana" svg:font-family="Verdana"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SimHei" svg:font-family="SimHei" style:font-family-generic="system" style:font-pitch="variable"/>
    <style:font-face style:name="SimSun" svg:font-family="SimSu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loext:contextual-spacing="false" style:line-height-at-least="1.76mm" fo:text-align="start" style:justify-single-word="false" fo:orphans="2" fo:widows="2" fo:hyphenation-ladder-count="no-limit" style:writing-mode="lr-tb"/>
      <style:text-properties style:font-name="Calibri" fo:font-family="Calibri" style:font-family-generic="roman" style:font-pitch="variable" fo:language="en" fo:country="US" style:letter-kerning="true" style:font-name-asian="SimSun" style:font-family-asian="SimSun"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2.03mm" fo:margin-right="0mm" fo:text-indent="0mm" style:auto-text-indent="false"/>
      <style:text-properties style:font-name="Verdana" fo:font-family="Verdana" style:font-family-generic="roman" style:font-pitch="variable" fo:font-size="10pt" style:font-name-asian="Verdana1" style:font-family-asian="Verdana" style:font-family-generic-asian="system" style:font-pitch-asian="variable"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enabsatz1" style:family="paragraph" style:parent-style-name="Standard" style:default-outline-level=""/>
    <style:style style:name="Header" style:family="paragraph" style:parent-style-name="Standard" style:default-outline-level="" style:class="extra">
      <style:paragraph-properties>
        <style:tab-stops>
          <style:tab-stop style:position="80.01mm" style:type="center"/>
          <style:tab-stop style:position="160.02mm" style:type="right"/>
        </style:tab-stops>
      </style:paragraph-properties>
    </style:style>
    <style:style style:name="Footer" style:family="paragraph" style:parent-style-name="Standard" style:default-outline-level="" style:class="extra">
      <style:paragraph-properties fo:line-height="100%">
        <style:tab-stops>
          <style:tab-stop style:position="80.01mm" style:type="center"/>
          <style:tab-stop style:position="160.02mm" style:type="right"/>
        </style:tab-stops>
      </style:paragraph-properties>
    </style:style>
    <style:style style:name="Default_20_Paragraph_20_Font" style:display-name="Default Paragraph Font" style:family="text"/>
    <style:style style:name="Textkörper_20_Zchn" style:display-name="Textkörper Zchn" style:family="text" style:parent-style-name="Default_20_Paragraph_20_Font">
      <style:text-properties style:font-name="Verdana" fo:font-family="Verdana" style:font-family-generic="roman" style:font-pitch="variable" fo:font-size="10pt" fo:language="en" fo:country="US" style:letter-kerning="true" style:font-name-asian="Verdana1" style:font-family-asian="Verdana" style:font-family-generic-asian="system" style:font-pitch-asian="variable" style:font-size-asian="10pt" style:language-asian="ar" style:country-asian="SA" style:font-name-complex="Calibri1" style:font-family-complex="Calibri" style:font-family-generic-complex="system"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fzeile_20_Zchn" style:display-name="Kopfzeile Zchn" style:family="text" style:parent-style-name="Default_20_Paragraph_20_Font">
      <style:text-properties style:font-name="Calibri" fo:font-family="Calibri" style:font-family-generic="roman" style:font-pitch="variable" fo:language="en" fo:country="US" style:letter-kerning="true" style:font-name-asian="SimSun" style:font-family-asian="SimSun" style:font-family-generic-asian="system" style:font-pitch-asian="variable" style:language-asian="ar" style:country-asian="SA" style:font-name-complex="Calibri1" style:font-family-complex="Calibri" style:font-family-generic-complex="system" style:font-pitch-complex="variable"/>
    </style:style>
    <style:style style:name="Fußzeile_20_Zchn" style:display-name="Fußzeile Zchn" style:family="text" style:parent-style-name="Default_20_Paragraph_20_Font">
      <style:text-properties style:font-name="Calibri" fo:font-family="Calibri" style:font-family-generic="roman" style:font-pitch="variable" fo:language="en" fo:country="US" style:letter-kerning="true" style:font-name-asian="SimSun" style:font-family-asian="SimSun" style:font-family-generic-asian="system" style:font-pitch-asian="variable" style:language-asian="ar" style:country-asian="SA" style:font-name-complex="Calibri1" style:font-family-complex="Calibri" style:font-family-generic-complex="system" style:font-pitch-complex="variable"/>
    </style:style>
    <style:style style:name="ListLabel_20_1" style:display-name="ListLabel 1" style:family="text">
      <style:text-properties fo:font-size="10pt" style:font-size-asian="10pt" style:font-size-complex="10pt" style:text-scale="71%"/>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44.45mm" fo:text-indent="-6.35mm" fo:margin-left="59.2mm"/>
        </style:list-level-properties>
        <style:text-properties fo:font-family="Calibri"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44.45mm" fo:text-indent="-6.35mm" fo:margin-left="75.18mm"/>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text:list-tab-stop-position="44.45mm" fo:text-indent="-6.35mm" fo:margin-left="91.09mm"/>
        </style:list-level-properties>
        <style:text-properties fo:font-family="Symbol"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text:list-tab-stop-position="44.45mm" fo:text-indent="-6.35mm" fo:margin-left="107mm"/>
        </style:list-level-properties>
        <style:text-properties fo:font-family="Symbol" style:font-style-name="Regular" style:font-pitch="fixed" style:font-charset="x-symbol"/>
      </text:list-level-style-bullet>
      <text:list-level-style-bullet text:level="5" style:num-suffix="" text:bullet-char="">
        <style:list-level-properties text:list-level-position-and-space-mode="label-alignment">
          <style:list-level-label-alignment text:label-followed-by="listtab" text:list-tab-stop-position="44.45mm" fo:text-indent="-6.35mm" fo:margin-left="122.91mm"/>
        </style:list-level-properties>
        <style:text-properties fo:font-family="Symbol" style:font-style-name="Regular" style:font-pitch="fixed" style:font-charset="x-symbol"/>
      </text:list-level-style-bullet>
      <text:list-level-style-bullet text:level="6" style:num-suffix="" text:bullet-char="">
        <style:list-level-properties text:list-level-position-and-space-mode="label-alignment">
          <style:list-level-label-alignment text:label-followed-by="listtab" text:list-tab-stop-position="44.45mm" fo:text-indent="-6.35mm" fo:margin-left="138.82mm"/>
        </style:list-level-properties>
        <style:text-properties fo:font-family="Symbol"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text:list-tab-stop-position="44.45mm" fo:text-indent="-6.35mm" fo:margin-left="154.73mm"/>
        </style:list-level-properties>
        <style:text-properties fo:font-family="Symbol" style:font-style-name="Regular" style:font-pitch="fixed" style:font-charset="x-symbol"/>
      </text:list-level-style-bullet>
      <text:list-level-style-bullet text:level="8" style:num-suffix="" text:bullet-char="">
        <style:list-level-properties text:list-level-position-and-space-mode="label-alignment">
          <style:list-level-label-alignment text:label-followed-by="listtab" text:list-tab-stop-position="44.45mm" fo:text-indent="-6.35mm" fo:margin-left="170.64mm"/>
        </style:list-level-properties>
        <style:text-properties fo:font-family="Symbol" style:font-style-name="Regular" style:font-pitch="fixed" style:font-charset="x-symbol"/>
      </text:list-level-style-bullet>
      <text:list-level-style-bullet text:level="9" style:num-suffix="" text:bullet-char="">
        <style:list-level-properties text:list-level-position-and-space-mode="label-alignment">
          <style:list-level-label-alignment text:label-followed-by="listtab" text:list-tab-stop-position="44.45mm" fo:text-indent="-6.35mm" fo:margin-left="186.55mm"/>
        </style:list-level-properties>
        <style:text-properties fo:font-family="Symbol"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21.1mm" fo:text-indent="-6.35mm" fo:margin-left="21.1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3.8mm" fo:text-indent="-6.35mm" fo:margin-left="33.8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6.5mm" fo:text-indent="-3.18mm" fo:margin-left="46.5mm"/>
        </style:list-level-properties>
      </text:list-level-style-number>
      <text:list-level-style-number text:level="4" style:num-suffix="." style:num-format="1">
        <style:list-level-properties text:list-level-position-and-space-mode="label-alignment">
          <style:list-level-label-alignment text:label-followed-by="listtab" text:list-tab-stop-position="59.2mm" fo:text-indent="-6.35mm" fo:margin-left="59.2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1.9mm" fo:text-indent="-6.35mm" fo:margin-left="71.9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4.6mm" fo:text-indent="-3.18mm" fo:margin-left="84.6mm"/>
        </style:list-level-properties>
      </text:list-level-style-number>
      <text:list-level-style-number text:level="7" style:num-suffix="." style:num-format="1">
        <style:list-level-properties text:list-level-position-and-space-mode="label-alignment">
          <style:list-level-label-alignment text:label-followed-by="listtab" text:list-tab-stop-position="97.3mm" fo:text-indent="-6.35mm" fo:margin-left="97.3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0mm" fo:text-indent="-6.35mm" fo:margin-left="110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2.7mm" fo:text-indent="-3.18mm" fo:margin-left="12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fo:margin-left="3.18mm" fo:margin-right="3.18mm" fo:margin-top="0mm" fo:margin-bottom="0mm" style:run-through="background" style:wrap="run-through" style:number-wrapped-paragraphs="no-limit" style:vertical-pos="from-top" style:vertical-rel="paragraph" style:horizontal-pos="from-left" style:horizontal-rel="paragraph"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0.02mm" fo:margin-bottom="5.01mm" fo:margin-left="20mm" fo:margin-right="20mm" style:writing-mode="lr-tb" style:layout-grid-color="#c0c0c0" style:layout-grid-lines="25758"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24.39mm" fo:margin-left="0mm" fo:margin-right="0mm" fo:margin-bottom="23.39mm" style:dynamic-spacing="true"/>
      </style:header-style>
      <style:footer-style/>
    </style:page-layout>
  </office:automatic-styles>
  <office:master-styles>
    <style:master-page style:name="Standard" style:page-layout-name="Mpm1">
      <style:header>
        <text:p text:style-name="Header"><draw:frame draw:style-name="Mfr1" draw:name="Image1" text:anchor-type="paragraph" svg:x="119.42mm" svg:y="0.18mm" svg:width="50.41mm" svg:height="20.27mm" draw:z-index="1"><draw:image xlink:href="Pictures/100068330000103F00000688643273B5.svg" xlink:type="simple" xlink:show="embed" xlink:actuate="onLoad"/><draw:image xlink:href="Pictures/100002010000009D0000003F874E521D.png" xlink:type="simple" xlink:show="embed" xlink:actuate="onLoad"/></draw:frame><draw:frame draw:style-name="Mfr2" draw:name="Grafik 2" text:anchor-type="char" svg:x="0.35mm" svg:y="-0.18mm" svg:width="76.38mm" svg:height="19.4mm" draw:z-index="0"><draw:image xlink:href="Pictures/100000000000196100000676AFA78729.jpg" xlink:type="simple" xlink:show="embed" xlink:actuate="onLoad"/><svg:desc>D:\Users\Georg Rosentreter\Documents\4 - punkt e.V\Corporate Identity\Dessopolis\Logo_allg_g.jpg</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 Rosentreter</meta:initial-creator>
    <dc:creator>Christian Wygoda</dc:creator>
    <meta:editing-cycles>4</meta:editing-cycles>
    <meta:creation-date>2015-06-08T07:54:00</meta:creation-date>
    <dc:date>2015-06-09T21:14:18.126544709</dc:date>
    <meta:editing-duration>PT5M43S</meta:editing-duration>
    <meta:generator>LibreOffice/4.4.3.2$Linux_X86_64 LibreOffice_project/40m0$Build-2</meta:generator>
    <meta:document-statistic meta:table-count="0" meta:image-count="2" meta:object-count="0" meta:page-count="1" meta:paragraph-count="17" meta:word-count="336" meta:character-count="2334" meta:non-whitespace-character-count="20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